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a entregar:</text:p>
      <text:p text:style-name="Standard"/>
      <text:p text:style-name="Standard">1-. Crear un fichero gestor_tarea.h y otro fichero tarea.c. En él, debemos crear:</text:p>
      <text:p text:style-name="Standard"/>
      <text:p text:style-name="Standard"><text:tab/>1.1: Una estructura llamada gestor_tarea, la cuál va a ser privada. Dicha estructura <text:tab/>contendrá:</text:p>
      <text:list xml:id="list1127305545" text:style-name="L2">
        <text:list-item>
          <text:list>
            <text:list-item>
              <text:list>
                <text:list-item>
                  <text:p text:style-name="P3">Un campo llamado tareas, tendrá un array de tamaño 10 de tareas. No se podrán aceptar mas de 10 tareas y por tanto se tiene que tratar los casos límites.</text:p>
                </text:list-item>
              </text:list>
            </text:list-item>
          </text:list>
        </text:list-item>
      </text:list>
      <text:p text:style-name="Standard"/>
      <text:p text:style-name="Standard"><text:tab/>1.2: Realizar todas las funciones dadas en clase como buenas maneras:</text:p>
      <text:list xml:id="list66323557" text:style-name="L3">
        <text:list-item>
          <text:list>
            <text:list-item>
              <text:list>
                <text:list-item>
                  <text:p text:style-name="P4">Función alloc</text:p>
                </text:list-item>
                <text:list-item>
                  <text:p text:style-name="P4">Función free</text:p>
                </text:list-item>
                <text:list-item>
                  <text:p text:style-name="P4">Función is_set</text:p>
                </text:list-item>
                <text:list-item>
                  <text:p text:style-name="P4">Función get</text:p>
                </text:list-item>
                <text:list-item>
                  <text:p text:style-name="P4">Función set</text:p>
                </text:list-item>
                <text:list-item>
                  <text:p text:style-name="P4">Función unset</text:p>
                </text:list-item>
                <text:list-item>
                  <text:p text:style-name="P4">Función imprimir: La cuál imprimirá una cadena del tipo:</text:p>
                </text:list-item>
              </text:list>
            </text:list-item>
          </text:list>
        </text:list-item>
      </text:list>
      <text:p text:style-name="Standard"/>
      <text:p text:style-name="P5"><text:tab/><text:tab/>La tarea número NUMERO_TAREA está enviada por NOMBRE_USUARIO. <text:tab/><text:tab/>Se llama NOMBRE_TAREA y la descripción es DESCRIPCION_TAREA</text:p>
      <text:p text:style-name="Standard"/>
      <text:p text:style-name="Standard">2-. Realizar un programa la cuál sirva de test para verificar que dichas funciones están correctas y devuelven los valores esperados. (Se valorará de forma positiva el uso de la sentencia assert)</text:p>
      <text:p text:style-name="Standard"/>
      <text:p text:style-name="P2">3-. Modificar la función para que añada las tareas según la prioridad otorgada por el usuario.</text:p>
      <text:p text:style-name="P2"/>
      <text:p text:style-name="P2">4-. Modificar la función para que cuando se borre una tarea o se finalice se reordenen las comprendidas en tareas.</text:p>
      <text:p text:style-name="Standard"/>
      <text:p text:style-name="P2">EXTRAS</text:p>
      <text:p text:style-name="P2"/>
      <text:p text:style-name="P2">3-. Usar automake y autoconf para configurar y compilar el proyecto existente.</text:p>
      <text:p text:style-name="P2"/>
      <text:p text:style-name="P2">4-. Generar un parche con todo el código desarrollado y enviarlo al correo &lt;<text:a xlink:type="simple" xlink:href="mailto:alvaro@soleta.eu">alvaro@soleta.eu</text:a>&gt;. Guardar dicho fichero también en la carpeta del proyecto.</text:p>
      <text:p text:style-name="P2"/>
      <text:p text:style-name="P2"/>
      <text:p text:style-name="P2"/>
      <text:p text:style-name="P2"/>
      <text:p text:style-name="P2"/>
      <text:p text:style-name="P2"><text:span text:style-name="T1">Los ejercicios deben ser subidos a la cuenta personal de cada alumno de GitHub. El ejercicio debe estar subido en dicha cuenta como día límite, el miércoles de la semana que viene. Para toda duda o problema con los ejercicios, tienen la opción de ponerse en contacto con el profesor a partir del correo &lt;</text:span><text:a xlink:type="simple" xlink:href="mailto:alvaro@soleta.eu"><text:span text:style-name="T1">alvaro@soleta.eu</text:span></text:a><text:span text:style-name="T1">&gt; <text:s/>o por la lista de programación en C. Se valorará positivamente tanto realizar las preguntas por dicha lista como la resolución de ellas por parte de algún/alguna compañera/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varo </meta:initial-creator>
    <meta:creation-date>2015-02-27T10:52:46</meta:creation-date>
    <dc:date>2015-03-05T12:36:14</dc:date>
    <dc:creator>alvaro </dc:creator>
    <meta:editing-duration>PT25M29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1" meta:paragraph-count="20" meta:word-count="303" meta:character-count="1821" meta:non-whitespace-character-count="1538"/>
  </office:meta>
</office:document-meta>
</file>